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.0013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8pt" style:font-size-asian="18pt"/>
    </style:style>
    <style:style style:name="T3" style:parent-style-name="DefaultParagraphFont" style:family="text">
      <style:text-properties fo:font-weight="bold" style:font-weight-asian="bold" fo:font-size="18pt" style:font-size-asian="18pt"/>
    </style:style>
    <style:style style:name="T4" style:parent-style-name="DefaultParagraphFont" style:family="text">
      <style:text-properties fo:font-weight="bold" style:font-weight-asian="bold" fo:font-size="18pt" style:font-size-asian="18pt"/>
    </style:style>
    <style:style style:name="P5" style:parent-style-name="Normal" style:family="paragraph">
      <style:paragraph-properties fo:text-align="center" fo:margin-bottom="0in" fo:line-height="107%" fo:margin-left="0.0104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paragraph-properties fo:text-align="center" fo:margin-bottom="0.0659in" fo:line-height="107%" fo:margin-left="0.0444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T23" style:parent-style-name="DefaultParagraphFont" style:family="text">
      <style:text-properties style:font-weight-complex="bold"/>
    </style:style>
    <style:style style:name="T24" style:parent-style-name="DefaultParagraphFont" style:family="text">
      <style:text-properties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/>
    </style:style>
    <style:style style:name="T33" style:parent-style-name="DefaultParagraphFont" style:family="text">
      <style:text-properties style:font-weight-complex="bold"/>
    </style:style>
    <style:style style:name="T34" style:parent-style-name="DefaultParagraphFont" style:family="text">
      <style:text-properties style:font-weight-complex="bold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style:font-weight-complex="bold"/>
    </style:style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style:font-weight-complex="bold"/>
    </style:style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style:font-weight-complex="bold"/>
    </style:style>
    <style:style style:name="T41" style:parent-style-name="DefaultParagraphFont" style:family="text">
      <style:text-properties style:font-weight-complex="bold"/>
    </style:style>
    <style:style style:name="T42" style:parent-style-name="DefaultParagraphFont" style:family="text">
      <style:text-properties style:font-weight-complex="bold"/>
    </style:style>
    <style:style style:name="T43" style:parent-style-name="DefaultParagraphFont" style:family="text">
      <style:text-properties style:font-weight-complex="bold"/>
    </style:style>
    <style:style style:name="T44" style:parent-style-name="DefaultParagraphFont" style:family="text">
      <style:text-properties style:font-weight-complex="bold"/>
    </style:style>
    <style:style style:name="T45" style:parent-style-name="DefaultParagraphFont" style:family="text">
      <style:text-properties style:font-weight-complex="bold"/>
    </style:style>
    <style:style style:name="T46" style:parent-style-name="DefaultParagraphFont" style:family="text">
      <style:text-properties style:font-weight-complex="bold"/>
    </style:style>
    <style:style style:name="P47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style:font-weight-complex="bold"/>
    </style:style>
    <style:style style:name="P51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52" style:parent-style-name="Normal" style:family="paragraph">
      <style:paragraph-properties fo:margin-left="-0.0034in">
        <style:tab-stops/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Normal" style:family="paragraph">
      <style:paragraph-properties fo:margin-left="-0.0034in">
        <style:tab-stops/>
      </style:paragraph-properties>
    </style:style>
    <style:style style:name="P59" style:parent-style-name="Normal" style:family="paragraph">
      <style:paragraph-properties fo:margin-left="-0.0034in">
        <style:tab-stops/>
      </style:paragraph-properties>
    </style:style>
    <style:style style:name="P60" style:parent-style-name="Normal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left="-0.0034in">
        <style:tab-stops/>
      </style:paragraph-properties>
    </style:style>
    <style:style style:name="P62" style:parent-style-name="Normal" style:family="paragraph">
      <style:paragraph-properties fo:margin-bottom="0.0361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margin-bottom="0.018in" fo:margin-left="-0.0034in">
        <style:tab-stops/>
      </style:paragraph-properties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margin-bottom="0.018in" fo:margin-left="-0.0034in">
        <style:tab-stops/>
      </style:paragraph-properties>
    </style:style>
    <style:style style:name="P66" style:parent-style-name="Normal" style:family="paragraph">
      <style:paragraph-properties fo:margin-bottom="0.018in" fo:margin-left="-0.0034in">
        <style:tab-stops/>
      </style:paragraph-properties>
    </style:style>
    <style:style style:name="P67" style:parent-style-name="Normal" style:family="paragraph">
      <style:paragraph-properties fo:margin-bottom="0.018in" fo:margin-left="-0.0034in">
        <style:tab-stops/>
      </style:paragraph-properties>
    </style:style>
    <style:style style:name="P68" style:parent-style-name="Normal" style:family="paragraph">
      <style:paragraph-properties fo:margin-bottom="0.018in" fo:margin-left="-0.0034in">
        <style:tab-stops/>
      </style:paragraph-properties>
    </style:style>
    <style:style style:name="P69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style:text-position="super 63.6%"/>
    </style:style>
    <style:style style:name="P73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74" style:parent-style-name="Normal" style:family="paragraph">
      <style:paragraph-properties fo:margin-left="-0.0034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margin-bottom="0.018in" fo:margin-left="-0.0034in">
        <style:tab-stops/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80" style:parent-style-name="Normal" style:family="paragraph">
      <style:paragraph-properties fo:margin-left="-0.0034in">
        <style:tab-stops/>
      </style:paragraph-properties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color="#222222" fo:background-color="#FFFFFF"/>
    </style:style>
    <style:style style:name="T83" style:parent-style-name="DefaultParagraphFont" style:family="text">
      <style:text-properties fo:color="#222222" fo:background-color="#FFFFFF"/>
    </style:style>
    <style:style style:name="T84" style:parent-style-name="DefaultParagraphFont" style:family="text">
      <style:text-properties fo:color="#222222" fo:background-color="#FFFFFF"/>
    </style:style>
    <style:style style:name="T85" style:parent-style-name="DefaultParagraphFont" style:family="text">
      <style:text-properties fo:color="#222222" fo:background-color="#FFFFFF"/>
    </style:style>
    <style:style style:name="T86" style:parent-style-name="DefaultParagraphFont" style:family="text">
      <style:text-properties style:font-weight-complex="bold"/>
    </style:style>
    <style:style style:name="T87" style:parent-style-name="DefaultParagraphFont" style:family="text">
      <style:text-properties style:font-weight-complex="bold"/>
    </style:style>
    <style:style style:name="T88" style:parent-style-name="DefaultParagraphFont" style:family="text">
      <style:text-properties style:font-weight-complex="bold"/>
    </style:style>
    <style:style style:name="P89" style:parent-style-name="Normal" style:family="paragraph">
      <style:paragraph-properties fo:margin-left="-0.0034in">
        <style:tab-stops/>
      </style:paragraph-properties>
    </style:style>
    <style:style style:name="P90" style:parent-style-name="Normal" style:family="paragraph">
      <style:paragraph-properties fo:margin-left="-0.0034in">
        <style:tab-stops/>
      </style:paragraph-properties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style:font-weight-complex="bold"/>
    </style:style>
    <style:style style:name="T95" style:parent-style-name="DefaultParagraphFont" style:family="text">
      <style:text-properties style:font-weight-complex="bold"/>
    </style:style>
    <style:style style:name="T96" style:parent-style-name="DefaultParagraphFont" style:family="text">
      <style:text-properties style:font-weight-complex="bold"/>
    </style:style>
    <style:style style:name="T97" style:parent-style-name="DefaultParagraphFont" style:family="text">
      <style:text-properties style:font-weight-complex="bold"/>
    </style:style>
    <style:style style:name="P98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TableColumn100" style:family="table-column">
      <style:table-column-properties style:column-width="2.2256in"/>
    </style:style>
    <style:style style:name="TableColumn101" style:family="table-column">
      <style:table-column-properties style:column-width="3.218in"/>
    </style:style>
    <style:style style:name="Table99" style:family="table">
      <style:table-properties style:width="5.4437in" fo:margin-left="0in" table:align="center"/>
    </style:style>
    <style:style style:name="TableRow102" style:family="table-row">
      <style:table-row-properties style:min-row-height="0.2937in"/>
    </style:style>
    <style:style style:name="TableCell10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left="0in" fo:text-indent="0in">
        <style:tab-stops/>
      </style:paragraph-properties>
      <style:text-properties fo:font-weight="bold" style:font-weight-asian="bold" fo:font-style="italic" style:font-style-asian="italic" style:font-style-complex="italic" fo:font-size="13pt" style:font-size-asian="13pt"/>
    </style:style>
    <style:style style:name="TableCell10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left="0in" fo:text-indent="0in">
        <style:tab-stops/>
      </style:paragraph-properties>
      <style:text-properties fo:font-weight="bold" style:font-weight-asian="bold" fo:font-style="italic" style:font-style-asian="italic" style:font-style-complex="italic" fo:font-size="13pt" style:font-size-asian="13pt"/>
    </style:style>
    <style:style style:name="TableRow107" style:family="table-row">
      <style:table-row-properties style:min-row-height="0.2937in"/>
    </style:style>
    <style:style style:name="TableCell10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left="0in" fo:text-indent="0in">
        <style:tab-stops/>
      </style:paragraph-properties>
    </style:style>
    <style:style style:name="T110" style:parent-style-name="DefaultParagraphFont" style:family="text">
      <style:text-properties style:font-weight-complex="bold" fo:font-size="13pt" style:font-size-asian="13pt"/>
    </style:style>
    <style:style style:name="T111" style:parent-style-name="DefaultParagraphFont" style:family="text">
      <style:text-properties style:font-weight-complex="bold" fo:font-style="italic" style:font-style-asian="italic" style:font-style-complex="italic" fo:font-size="13pt" style:font-size-asian="13pt"/>
    </style:style>
    <style:style style:name="TableCell1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TableRow114" style:family="table-row">
      <style:table-row-properties style:min-row-height="0.2812in"/>
    </style:style>
    <style:style style:name="TableCell11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left="0in" fo:text-indent="0in">
        <style:tab-stops/>
      </style:paragraph-properties>
    </style:style>
    <style:style style:name="T117" style:parent-style-name="DefaultParagraphFont" style:family="text">
      <style:text-properties style:font-weight-complex="bold" fo:font-size="13pt" style:font-size-asian="13pt"/>
    </style:style>
    <style:style style:name="T118" style:parent-style-name="DefaultParagraphFont" style:family="text">
      <style:text-properties style:font-weight-complex="bold" fo:font-style="italic" style:font-style-asian="italic" style:font-style-complex="italic" fo:font-size="13pt" style:font-size-asian="13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TableRow121" style:family="table-row">
      <style:table-row-properties style:min-row-height="0.2937in"/>
    </style:style>
    <style:style style:name="TableCell122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 fo:font-style="italic" style:font-style-asian="italic" style:font-style-complex="italic" fo:font-size="13pt" style:font-size-asian="13pt"/>
    </style:style>
    <style:style style:name="TableCell1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P126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12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28" style:parent-style-name="Normal" style:family="paragraph">
      <style:paragraph-properties fo:margin-left="-0.0034in">
        <style:tab-stops/>
      </style:paragraph-properties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family="paragraph">
      <style:paragraph-properties fo:margin-left="-0.0034in">
        <style:tab-stops/>
      </style:paragraph-properties>
    </style:style>
    <style:style style:name="P133" style:parent-style-name="Normal" style:family="paragraph">
      <style:paragraph-properties fo:margin-left="-0.0034in">
        <style:tab-stops/>
      </style:paragraph-properties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paragraph-properties fo:margin-left="0in" fo:text-indent="0in">
        <style:tab-stops/>
      </style:paragraph-properties>
    </style:style>
    <style:style style:name="P136" style:parent-style-name="Normal" style:family="paragraph">
      <style:paragraph-properties fo:margin-left="-0.0034in">
        <style:tab-stops/>
      </style:paragraph-properties>
    </style:style>
    <style:style style:name="T1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8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139" style:parent-style-name="Normal" style:family="paragraph">
      <style:paragraph-properties fo:margin-left="-0.0034in">
        <style:tab-stops/>
      </style:paragraph-properties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style:text-position="super 63.6%"/>
    </style:style>
    <style:style style:name="T142" style:parent-style-name="DefaultParagraphFont" style:family="text">
      <style:text-properties style:text-position="super 63.6%"/>
    </style:style>
    <style:style style:name="T143" style:parent-style-name="DefaultParagraphFont" style:family="text">
      <style:text-properties style:text-position="super 63.6%"/>
    </style:style>
    <style:style style:name="P144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146" style:parent-style-name="Normal" style:family="paragraph">
      <style:paragraph-properties fo:margin-left="-0.0034in">
        <style:tab-stops/>
      </style:paragraph-properties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style:use-window-font-color="true"/>
    </style:style>
  </office:automatic-styles>
  <office:body>
    <office:text text:use-soft-page-breaks="true">
      <text:p text:style-name="P1"><text:span text:style-name="T2">Line Follower Simulator</text:span><text:span text:style-name="T3"><text:s/></text:span><text:span text:style-name="T4">Competition <text:s/></text:span></text:p>
      <text:p text:style-name="P5"><text:span text:style-name="T6">(rule version 20</text:span><text:span text:style-name="T7">20</text:span><text:span text:style-name="T8">0</text:span><text:span text:style-name="T9">830</text:span><text:span text:style-name="T10">.00</text:span><text:span text:style-name="T11">)<text:s/></text:span></text:p>
      <text:p text:style-name="P12"><text:span text:style-name="T13"><text:s/></text:span></text:p>
      <text:p text:style-name="P14"><text:span text:style-name="T15">Objective:<text:s/></text:span><text:span text:style-name="T16">The competition objective is for user supplied robot models</text:span><text:span text:style-name="T17"><text:s/>to compete against each other<text:s/></text:span><text:span text:style-name="T18">by</text:span><text:span text:style-name="T19"><text:s/>successfully complet</text:span><text:span text:style-name="T20">ing</text:span><text:span text:style-name="T21"><text:s/></text:span><text:span text:style-name="T22">one lap around a virtual line following course</text:span><text:span text:style-name="T23">.</text:span><text:span text:style-name="T24"><text:s/></text:span><text:span text:style-name="T25">T</text:span><text:span text:style-name="T26">he competition</text:span><text:span text:style-name="T27"><text:s/>uses a modified</text:span><text:span text:style-name="T28"><text:s/>version of the Line Following Simulator (LFS)</text:span><text:span text:style-name="T29"><text:s/>authored by Ron Grant</text:span><text:span text:style-name="T30">.</text:span><text:s/><text:span text:style-name="T31">T</text:span><text:span text:style-name="T32">he competitor</text:span><text:span text:style-name="T33">s</text:span><text:span text:style-name="T34"><text:s/></text:span><text:span text:style-name="T35">provide</text:span><text:span text:style-name="T36"><text:s/>robot controller and initialization file</text:span><text:span text:style-name="T37">s<text:s/></text:span><text:span text:style-name="T38">for use on LFS</text:span><text:span text:style-name="T39">.<text:s/></text:span><text:span text:style-name="T40">A</text:span><text:span text:style-name="T41"><text:s/>judge</text:span><text:span text:style-name="T42"><text:s/>insert</text:span><text:span text:style-name="T43">s</text:span><text:span text:style-name="T44"><text:s/>the files into the simulator and run</text:span><text:span text:style-name="T45">s</text:span><text:span text:style-name="T46"><text:s/>the robot.</text:span></text:p>
      <text:p text:style-name="P47"/>
      <text:p text:style-name="P48"><text:span text:style-name="T49">Competition:<text:s/></text:span><text:span text:style-name="T50">The competition will be live streamed at a date and time published on DPRG’s website and Meetup page.<text:s/></text:span></text:p>
      <text:p text:style-name="P51"/>
      <text:p text:style-name="P52"><text:span text:style-name="T53">Robot:<text:s/></text:span>The “robot” consists of a robot controller file and an initialization file. The robot controller file contains the<text:s/>robot’s<text:s/>algorithms<text:s/>and representation in the simulator.<text:s/>The initialization file contains the<text:s/>robot’s<text:s/>sensor definitions<text:s/>and other configurable parameters.<text:s/>The controller file must be named<text:s/>&lt;competitor’s first name&gt;&lt;initial of last name&gt;&lt;course #&gt;_UserController. The initialization file must be named<text:s/>&lt;competitor’s first name&gt;&lt;initial of last name&gt;&lt;course #&gt;_UserInit.<text:s/>For example, if the competitor’s name were “Bob<text:s/>Smith”<text:s/>and he<text:s/>is<text:s/>attempting the advanced course, the files would be named “BobS2_UserController” and “BobS2<text:s/>_UserInit”.<text:s/>A skeleton version of these two files is included in the competition LFS download.</text:p>
      <text:p text:style-name="P54"/>
      <text:p text:style-name="P55"><text:span text:style-name="T56">Sensors</text:span><text:span text:style-name="T57">:</text:span><text:s/>Two types of sensors are allowed: spot and line.</text:p>
      <text:p text:style-name="P58"/>
      <text:p text:style-name="P59"><text:s/>A spot sensor is<text:s/>a<text:s/>rectangular<text:s/>array of pixels. Maximum size of a spot sensor is 225 pixels<text:s/>(i.e, 15 x 15,<text:s/>if square).<text:s/>Smaller size spot sensors are allowed.<text:s/>Multiple spot sensors can be configured.</text:p>
      <text:p text:style-name="P60"/>
      <text:p text:style-name="P61">A line<text:s/>sensor samples a linear array of<text:s/>cells<text:s/>which are adjacent with no space between them or overlap.<text:s/>The cell<text:s/>size in a line sensor is<text:s/>required to be<text:s/>5 x 5 pixels (i.e., 25 pixels per cell).<text:s/>The maximum length of line sensor is 64 cells or 320 pixels.<text:s/><text:s/>For the competition, a maximum of 4<text:s/>line sensors<text:s/>can be used.<text:s/>The line sensors are placed in an array named “lineSensorArray[]”. <text:s/></text:p>
      <text:p text:style-name="P62"><text:s/></text:p>
      <text:p text:style-name="P63"><text:span text:style-name="T64">Simulator:</text:span><text:s/>The competition uses a specific version of the LFS. The competition version of the LFS has been parried down to make<text:s/>insertion<text:s/>of new user robots easier. It also has a few interface changes. It is available on the DPRG GitHub at (put link here). Additional instructions are<text:s/>also available at the link above.</text:p>
      <text:p text:style-name="P65"/>
      <text:p text:style-name="P66">The LFS is written in Processing, which must be downloaded from<text:s/><text:a xlink:href="https://processing.org/download/" office:target-frame-name="_top" xlink:show="replace"><text:span text:style-name="Hyperlink">https://processing.org/download/</text:span></text:a><text:s/>to run the simulator.<text:s/></text:p>
      <text:p text:style-name="P67"/>
      <text:p text:style-name="P68">The original LFS created by Ron Grant<text:s/>with<text:s/>collaboration<text:s/>by<text:s/>Will Kuhne<text:s/>is available on DPRG’s<text:s/>GitHub<text:s/>at<text:s/><text:a xlink:href="https://github.com/dprg/LineFollowerSimulation" office:target-frame-name="_top" xlink:show="replace"><text:span text:style-name="Hyperlink">https://github.com/dprg/LineFollowerSimulation</text:span></text:a>.<text:s/><text:s/>It includes example robots by both Ron and Will. A user guide is also available at the link above.</text:p>
      <text:p text:style-name="P69"><text:s/></text:p>
      <text:p text:style-name="P70"><text:span text:style-name="T71">Run Definition:</text:span><text:s text:c="2"/>A run starts when the robot is placed<text:s/>in the<text:s/>simulator and<text:s/>moves.<text:s/>If the robot fails to move, the competitor can remove the robot and try again at the end of the round.<text:s/>If the robot doesn’t<text:s/><text:soft-page-break/>move when given this 2<text:span text:style-name="T72">nd</text:span><text:s/>chance, its run is forfeited.<text:s/>The run ends whenever the robot<text:s/>completes the objectives, or malfunctions<text:s/>after moving,<text:s/>or stops advancing for a period of 15 seconds,<text:s/>or<text:s/>the time limit<text:s/>has elapsed, or the user’s robot files crash the simulator. Each robot is allowed 1 run per contest round. <text:s/></text:p>
      <text:p text:style-name="P73"><text:s/></text:p>
      <text:p text:style-name="P74"><text:span text:style-name="T75">Run Time Limit: <text:s/></text:span>The run time limit is<text:s/>5<text:s/>minutes for the Beginning and Advanced levels. The run time limit for the Sub-challenge level is<text:s/>6<text:s/>minutes. The run time limit for the Challenge-2011 course is<text:s/>15<text:s/>minutes.<text:s/></text:p>
      <text:p text:style-name="P76"/>
      <text:p text:style-name="P77"><text:span text:style-name="T78">Round Definition:</text:span><text:s text:c="2"/>A round consists of a single run by each competing robot. The competition consists of<text:s/>2<text:s/>rounds. <text:s text:c="2"/></text:p>
      <text:p text:style-name="P79"><text:s/></text:p>
      <text:p text:style-name="P80"><text:span text:style-name="T81">Play:</text:span><text:s/><text:s/><text:span text:style-name="T82">At the start of the competition, the robot</text:span><text:span text:style-name="T83">’s<text:s/></text:span>UserControllerRobot<text:span text:style-name="T84"><text:s/>and UserInit files will be loaded into the simulator. A judge will place the robot on the course and start the simulator.</text:span><text:span text:style-name="T85"><text:s/></text:span><text:span text:style-name="T86">The robot’s objective is to complete<text:s/></text:span><text:span text:style-name="T87">one lap</text:span><text:span text:style-name="T88"><text:s/>of the course. The starting location of the robot is selected by the judge and will be the same for all robots.<text:s/></text:span></text:p>
      <text:p text:style-name="P89"/>
      <text:p text:style-name="P90"><text:span text:style-name="T91">Course</text:span><text:span text:style-name="T92">s</text:span><text:span text:style-name="T93">:<text:s/></text:span><text:span text:style-name="T94">There are<text:s/></text:span><text:span text:style-name="T95">3</text:span><text:span text:style-name="T96"><text:s/>levels of courses available in the competition: beginner, advanced, sub-challenge, and the Challenge-2011 course.</text:span><text:span text:style-name="T97"><text:s/>The courses are in the simulator’s data directory.</text:span></text:p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Level</text:p>
          </table:table-cell>
          <table:table-cell table:style-name="TableCell105">
            <text:p text:style-name="P106">Course Name</text:p>
          </table:table-cell>
        </table:table-row>
        <table:table-row table:style-name="TableRow107">
          <table:table-cell table:style-name="TableCell108">
            <text:p text:style-name="P109"><text:span text:style-name="T110">Beginner</text:span><text:span text:style-name="T111"><text:s/>(1)</text:span></text:p>
          </table:table-cell>
          <table:table-cell table:style-name="TableCell112">
            <text:p text:style-name="P113">Novice_LF_course-Fall_2018_64DPI.jpg</text:p>
          </table:table-cell>
        </table:table-row>
        <table:table-row table:style-name="TableRow114">
          <table:table-cell table:style-name="TableCell115">
            <text:p text:style-name="P116"><text:span text:style-name="T117">Advanced</text:span><text:span text:style-name="T118"><text:s/>(2)</text:span></text:p>
          </table:table-cell>
          <table:table-cell table:style-name="TableCell119">
            <text:p text:style-name="P120">Advanced_LF_course_Fall-2018_64DPI.jpg</text:p>
          </table:table-cell>
        </table:table-row>
        <table:table-row table:style-name="TableRow121">
          <table:table-cell table:style-name="TableCell122">
            <text:p text:style-name="P123">Challenge-2011<text:s/>(3)</text:p>
          </table:table-cell>
          <table:table-cell table:style-name="TableCell124">
            <text:p text:style-name="P125">carfLF_64DPI.jpg</text:p>
          </table:table-cell>
        </table:table-row>
      </table:table>
      <text:p text:style-name="P126"/>
      <text:p text:style-name="P127"/>
      <text:p text:style-name="P128"><text:span text:style-name="T129">Scoring: <text:s/></text:span>A robot’s run score is the number of successful<text:s/><text:span text:style-name="T130">quarter</text:span><text:span text:style-name="T131"><text:s/></text:span>lap segments (i.e., 0.25 of lap) that the robot travels within the run time limit or when the run is terminated.</text:p>
      <text:p text:style-name="P132"/>
      <text:p text:style-name="P133">A perfect score is<text:s/><text:span text:style-name="T134">4</text:span>. If multiple robots have the same score than they are ranked by speed.<text:s/>The robot’s best run is used for ranking.</text:p>
      <text:p text:style-name="P135"/>
      <text:p text:style-name="P136"><text:s/><text:span text:style-name="T137">No</text:span><text:s/>place or prize will be awarded to a robot that does not at least have a score of<text:s/>1<text:s/>in a run during the competition (i.e., travel<text:s/>1/4<text:s/>of a<text:s/>lap around<text:s/>the<text:s/>course).</text:p>
      <text:p text:style-name="P138"/>
      <text:p text:style-name="P139"><text:span text:style-name="T140">An example scoring:</text:span><text:s/>Four robots run the course. Two successful complete<text:s/>a<text:s/>full lap with times of 90 secs and 280 secs. The next robot travels<text:s/>0.5<text:s/>lap before running out of time, however,<text:s/>is still on course.<text:s/>The last robot goes off course at<text:s/>0.75<text:s/>lap<text:s/>within the time limit. The rankings are 1<text:span text:style-name="T141">st</text:span><text:s/>place goes to the robot with the 90 sec time, 2<text:span text:style-name="T142">nd</text:span><text:s/>place goes to the robot with the 280 sec time, 3<text:span text:style-name="T143">rd</text:span><text:s/>place goes to the robot which travelled<text:s/>0.75<text:s/>laps.<text:s/></text:p>
      <text:p text:style-name="P144"/>
      <text:p text:style-name="P145"/>
      <text:p text:style-name="P146"><text:span text:style-name="T147">Judging: <text:s/></text:span>One or more judges<text:s/><text:span text:style-name="T148">will referee the<text:s/></text:span>contest. They will ensure the rules are followed.<text:s/>The decisions of the judges are fin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7in" fo:line-height="118%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oug</meta:initial-creator>
    <dc:creator>doug paradis</dc:creator>
    <meta:creation-date>2020-09-01T21:17:00Z</meta:creation-date>
    <dc:date>2020-09-01T21:17:00Z</dc:date>
    <meta:print-date>2020-09-01T21:17:00Z</meta:print-date>
    <meta:template xlink:href="Normal.dotm" xlink:type="simple"/>
    <meta:editing-cycles>2</meta:editing-cycles>
    <meta:editing-duration>PT0S</meta:editing-duration>
    <meta:document-statistic meta:page-count="2" meta:paragraph-count="10" meta:word-count="811" meta:character-count="5429" meta:row-count="38" meta:non-whitespace-character-count="4628"/>
  </office:meta>
</office:document-meta>
</file>